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9973" officeooo:paragraph-rsid="00049973"/>
    </style:style>
    <style:style style:name="P2" style:family="paragraph" style:parent-style-name="Standard">
      <style:paragraph-properties fo:text-align="start" style:justify-single-word="false"/>
      <style:text-properties officeooo:rsid="00049973" officeooo:paragraph-rsid="00049973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07fbaa"/>
    </style:style>
    <style:style style:name="P4" style:family="paragraph" style:parent-style-name="Standard" style:list-style-name="L4">
      <style:paragraph-properties fo:text-align="start" style:justify-single-word="false"/>
      <style:text-properties officeooo:paragraph-rsid="000e0ab0"/>
    </style:style>
    <style:style style:name="P5" style:family="paragraph" style:parent-style-name="Standard" style:list-style-name="L8">
      <style:paragraph-properties fo:text-align="start" style:justify-single-word="false"/>
      <style:text-properties officeooo:paragraph-rsid="000b9935"/>
    </style:style>
    <style:style style:name="P6" style:family="paragraph" style:parent-style-name="Standard" style:list-style-name="L6">
      <style:paragraph-properties fo:text-align="start" style:justify-single-word="false"/>
      <style:text-properties officeooo:paragraph-rsid="000e0ab0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50eeb" officeooo:paragraph-rsid="00050eeb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050eeb" officeooo:paragraph-rsid="00059927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50eeb" officeooo:paragraph-rsid="000b9935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0797f8" officeooo:paragraph-rsid="000b3bd7"/>
    </style:style>
    <style:style style:name="P11" style:family="paragraph" style:parent-style-name="Standard">
      <style:paragraph-properties fo:text-align="start" style:justify-single-word="false"/>
      <style:text-properties officeooo:rsid="000797f8" officeooo:paragraph-rsid="0007fbaa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07fbaa" officeooo:paragraph-rsid="0007fbaa"/>
    </style:style>
    <style:style style:name="P13" style:family="paragraph" style:parent-style-name="Standard">
      <style:paragraph-properties fo:text-align="start" style:justify-single-word="false"/>
      <style:text-properties officeooo:rsid="0007fbaa" officeooo:paragraph-rsid="0007fbaa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07fbaa" officeooo:paragraph-rsid="0007fbaa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0b3bd7" officeooo:paragraph-rsid="000b3bd7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0b3bd7" officeooo:paragraph-rsid="000cc1c7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0b3bd7" officeooo:paragraph-rsid="000e0ab0"/>
    </style:style>
    <style:style style:name="P18" style:family="paragraph" style:parent-style-name="Standard">
      <style:paragraph-properties fo:text-align="start" style:justify-single-word="false"/>
      <style:text-properties officeooo:rsid="000b3bd7" officeooo:paragraph-rsid="000b3bd7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0cc1c7" officeooo:paragraph-rsid="000cc1c7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0e039d" officeooo:paragraph-rsid="000e039d"/>
    </style:style>
    <style:style style:name="P21" style:family="paragraph" style:parent-style-name="Standard">
      <style:paragraph-properties fo:text-align="start" style:justify-single-word="false"/>
      <style:text-properties officeooo:rsid="000e039d" officeooo:paragraph-rsid="000e039d"/>
    </style:style>
    <style:style style:name="T1" style:family="text">
      <style:text-properties officeooo:rsid="00050eeb"/>
    </style:style>
    <style:style style:name="T2" style:family="text">
      <style:text-properties officeooo:rsid="00052b6e"/>
    </style:style>
    <style:style style:name="T3" style:family="text">
      <style:text-properties officeooo:rsid="00059927"/>
    </style:style>
    <style:style style:name="T4" style:family="text">
      <style:text-properties officeooo:rsid="000797f8"/>
    </style:style>
    <style:style style:name="T5" style:family="text">
      <style:text-properties officeooo:rsid="0007fbaa"/>
    </style:style>
    <style:style style:name="T6" style:family="text">
      <style:text-properties officeooo:rsid="00099eca"/>
    </style:style>
    <style:style style:name="T7" style:family="text">
      <style:text-properties officeooo:rsid="000b3bd7"/>
    </style:style>
    <style:style style:name="T8" style:family="text">
      <style:text-properties officeooo:rsid="000b9935"/>
    </style:style>
    <style:style style:name="T9" style:family="text">
      <style:text-properties officeooo:rsid="000cc1c7"/>
    </style:style>
    <style:style style:name="T10" style:family="text">
      <style:text-properties officeooo:rsid="000e03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Mensal</text:p>
      <text:p text:style-name="P1"/>
      <text:p text:style-name="P1"/>
      <text:p text:style-name="P2">Este relatório te<text:span text:style-name="T1">m</text:span> a importância de mostrar o avanço do projeto mACS.</text:p>
      <text:p text:style-name="P2"/>
      <text:p text:style-name="P2"/>
      <text:list xml:id="list380384254" text:style-name="L8">
        <text:list-item>
          <text:p text:style-name="P5"><text:span text:style-name="T4">Sem uma máquina física para poder tentar montar o ambiente de desenvolvimento, foi feito a visualização dos códigos “não se sabe se é a versão mais atual”, que está na rede: </text:span></text:p>
          <text:p text:style-name="P5"/>
          <text:list>
            <text:list-header>
              <text:p text:style-name="P5"><text:span text:style-name="T4">( X:\DMA\Coordenação de Sistemas - CGTI\Desenvolvimento de Sistemas\Terceiros\MACs - Mapa de Saúde )</text:span></text:p>
            </text:list-header>
          </text:list>
          <text:p text:style-name="P5"/>
        </text:list-item>
      </text:list>
      <text:list xml:id="list2543613591" text:style-name="L3">
        <text:list-header>
          <text:p text:style-name="P9"><text:span text:style-name="T8">Ca</text:span>minho este que só me foi liberado <text:span text:style-name="T8">o acesso</text:span> no dia 16/10.</text:p>
          <text:p text:style-name="P7"/>
        </text:list-header>
        <text:list-item>
          <text:p text:style-name="P9"><text:span text:style-name="T2">Com o r</text:span>ecebimento da máquina física pelo setor de suporte, foi dado o início ao processo d<text:span text:style-name="T3">a</text:span> monta<text:span text:style-name="T2">gem</text:span> <text:span text:style-name="T3">d</text:span>o ambiente de desenvolvimento, <text:span text:style-name="T8">ainda </text:span>sem o conhecimento de quais seriam as versões de <text:span text:style-name="T2">dependências</text:span> corretas, <text:span text:style-name="T3">pois não foram passadas até está dada. </text:span></text:p>
          <text:p text:style-name="P9"><text:span text:style-name="T3">Sem a documentação do projeto em mãos, foi estudado e verificado que a versão do Framework IONIC, (onde o mesmo foi utilizado no desenvolvimento do Aplicativo), era uma versão totalmente defasada (V 1.2)., Por conta disto foi feita uma espécie de “engenharia reversa” para entender o código fonte do aplicativo e montar alguns casos de usos e rotas das telas do aplicativo, para ajudar no desenrolar do projeto em diante.</text:span></text:p>
          <text:p text:style-name="P8"/>
        </text:list-item>
        <text:list-item>
          <text:p text:style-name="P15">Ao fim da semana, foi recebido <text:span text:style-name="T8">alguns</text:span> tutori<text:span text:style-name="T8">ais</text:span> <text:span text:style-name="T8">para a </text:span>utilização de uma MV (máquina virtual) onde a mesma já estava pré-configurada para uso. F<text:span text:style-name="T5">oram feitas inúmeras tentativas de fazer essa MV, rodar em minha máquina física recebida, porém sem retorno positivo.</text:span></text:p>
        </text:list-item>
      </text:list>
      <text:p text:style-name="P18"/>
      <text:list xml:id="list16234599064905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5">Ambiente_de_Desenvolvimento.pdf</text:p>
                    </text:list-item>
                    <text:list-item>
                      <text:p text:style-name="P15">Desenvolvimento_no_Sistema_de_Retaguarda.pdf</text:p>
                    </text:list-item>
                    <text:list-item>
                      <text:p text:style-name="P15">Inicialização_da_Solução.pdf</text:p>
                    </text:list-item>
                  </text:list>
                </text:list-item>
              </text:list>
            </text:list-item>
          </text:list>
          <text:p text:style-name="P12"/>
          <text:list text:continue-numbering="true">
            <text:list-item>
              <text:p text:style-name="P12">Configurações da Máquina Física</text:p>
              <text:p text:style-name="P12"/>
              <text:list>
                <text:list-item>
                  <text:p text:style-name="P12">Processador AMD Ryzen 3 PRO 2200G</text:p>
                </text:list-item>
                <text:list-item>
                  <text:p text:style-name="P12">Memória (RAM) – 8 GB</text:p>
                </text:list-item>
                <text:list-item>
                  <text:p text:style-name="P12">S.O – Windows 10 – 64 bits</text:p>
                </text:list-item>
                <text:list-item>
                  <text:p text:style-name="P3"><text:span text:style-name="T5">HDD – 1 TB</text:span></text:p>
                  <text:p text:style-name="P3"/>
                </text:list-item>
              </text:list>
            </text:list-item>
            <text:list-item>
              <text:p text:style-name="P12">Configurações da MV (Máquina Virtual)</text:p>
              <text:p text:style-name="P12"/>
              <text:list>
                <text:list-item>
                  <text:p text:style-name="P12">Memória requisitada (RAM) – 8 GB</text:p>
                </text:list-item>
                <text:list-item>
                  <text:p text:style-name="P12">HDD – 120 GB</text:p>
                </text:list-item>
                <text:list-item>
                  <text:p text:style-name="P12">Processadores de 4 núcleos</text:p>
                </text:list-item>
              </text:list>
            </text:list-item>
          </text:list>
        </text:list-item>
      </text:list>
      <text:p text:style-name="P13"/>
      <text:p text:style-name="P13"><text:tab/>Retorno da máquina física foi negativa em rodar todos aplicativos nela, </text:p>
      <text:p text:style-name="P13"><text:tab/></text:p>
      <text:p text:style-name="P13"><text:tab/>Retaguarda:</text:p>
      <text:list xml:id="list3332563733" text:style-name="L5">
        <text:list-item>
          <text:p text:style-name="P14">IDE Eclipse – PgAdmin III</text:p>
        </text:list-item>
      </text:list>
      <text:p text:style-name="P13"><text:tab/></text:p>
      <text:p text:style-name="P13"/>
      <text:p text:style-name="P13"><text:tab/><text:span text:style-name="T6">Aplicação Mobile:</text:span></text:p>
      <text:list xml:id="list1687331373" text:style-name="L6">
        <text:list-item>
          <text:p text:style-name="P6"><text:span text:style-name="T6">IDE Android Studio – AVD (Emulador do Android)</text:span></text:p>
        </text:list-item>
      </text:list>
      <text:list xml:id="list80811924" text:style-name="L4">
        <text:list-item>
          <text:p text:style-name="P4"><text:soft-page-break/><text:span text:style-name="T6">Foi realizada uma reunião na data 11/10/2019, com a equipe do projeto mACS, onde foi passado a situação atual do desenvolvimento. E ao fim do dia, foi repassado o link do Github com os códigos fontes do projeto sendo eles (retaguarda e aplicação mobile) e dois “passo a passo”. Um de como montar um ambiente de desenvolvimento e outro onde mostrava como utilizar uma MV (já pré configurada).</text:span></text:p>
          <text:list>
            <text:list-item>
              <text:list>
                <text:list-header>
                  <text:p text:style-name="P17"/>
                </text:list-header>
              </text:list>
            </text:list-item>
            <text:list-item>
              <text:p text:style-name="P4"><text:span text:style-name="T7">macs-master.zip</text:span></text:p>
            </text:list-item>
          </text:list>
          <text:p text:style-name="P16"/>
        </text:list-item>
        <text:list-item>
          <text:p text:style-name="P16">Com o passo a passo em mãos, <text:span text:style-name="T9">dei início</text:span> a tentativa de montar o Ambiente de <text:span text:style-name="T8">d</text:span>esenvolvimento na minha máquina física, <text:span text:style-name="T9">porém sem retorno positivo por conta de versões de dependências, mesmo forçando dava erro e a máquina física não aguentava e travava ao ponto de reiniciar de automático. </text:span></text:p>
          <text:p text:style-name="P16"><text:span text:style-name="T9">O IDE android studio por si só puxar muito do processador e acompanhado do Emulador do Android (AVD), a máquina física não tem esse poder para tantas requisições.</text:span></text:p>
          <text:p text:style-name="P16"/>
        </text:list-item>
        <text:list-item>
          <text:p text:style-name="P19">Depois de inúmeras tentativas de tornar a máquina física o ambiente de desenvolvimento, foi acertado a ajuda da infraestrutura, onde a mesma estaria na tentativa de montar uma máquina no servidor com uma memória RAM com 20 GB e criar o ambiente de desenvolvimento. <text:span text:style-name="T10">Com o passo a passo em mãos, focamos nessa criação, porém sem sucesso novamente. </text:span></text:p>
          <text:p text:style-name="P19"/>
        </text:list-item>
        <text:list-item>
          <text:p text:style-name="P20">Com uma máquina dentro do servidor montada, a infraestrutura está na tentativa de rodar a MV (já configurada) dentro da mesma.</text:p>
        </text:list-item>
      </text:list>
      <text:p text:style-name="P21"/>
      <text:p text:style-name="P21"/>
      <text:p text:style-name="P21">Obs: Com uma demanda em mãos e com pouco apoio da PRODEB, ficou um pouco complicado de entender a base do código fonte e suas versõe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22:19.981000000</meta:creation-date>
    <dc:date>2019-10-23T15:49:22.194000000</dc:date>
    <meta:editing-duration>PT24M18S</meta:editing-duration>
    <meta:editing-cycles>6</meta:editing-cycles>
    <meta:generator>LibreOffice/5.3.5.2$Windows_X86_64 LibreOffice_project/50d9bf2b0a79cdb85a3814b592608037a682059d</meta:generator>
    <meta:document-statistic meta:table-count="0" meta:image-count="0" meta:object-count="0" meta:page-count="2" meta:paragraph-count="46" meta:word-count="579" meta:character-count="3354" meta:non-whitespace-character-count="2827"/>
  </office:meta>
</office:document-meta>
</file>